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57.85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87.51pt"/>
    </style:style>
    <style:style style:name="ro1" style:family="table-row">
      <style:table-row-properties style:row-height="21.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3.44pt" fo:break-before="auto" style:use-optimal-row-height="true"/>
    </style:style>
    <style:style style:name="ro6" style:family="table-row">
      <style:table-row-properties style:row-height="34.61pt" fo:break-before="auto" style:use-optimal-row-height="true"/>
    </style:style>
    <style:style style:name="ro7" style:family="table-row">
      <style:table-row-properties style:row-height="23.84pt" fo:break-before="auto" style:use-optimal-row-height="true"/>
    </style:style>
    <style:style style:name="ro8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pt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" style:family="table-cell" style:parent-style-name="Default">
      <style:table-cell-properties fo:border-bottom="0.74pt dotted #000000" fo:background-color="#ffffcc" style:text-align-source="fix" style:repeat-content="false" fo:border-left="0.74pt solid #000000" fo:border-right="0.74pt solid #000000" fo:border-top="0.74pt dotte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>
      <style:table-cell-properties fo:border-bottom="0.74pt dotted #000000" fo:border-left="none" fo:border-right="none" fo:border-top="0.74pt dotted #000000"/>
      <style:text-properties style:text-position=""/>
    </style:style>
    <style:style style:name="ce2" style:family="table-cell" style:parent-style-name="Default">
      <style:table-cell-properties fo:border-bottom="0.74pt dotted #000000" fo:wrap-option="no-wrap" fo:border-left="0.74pt solid #000000" fo:border-right="0.74pt solid #000000" fo:border-top="0.74pt dotted #000000"/>
      <style:text-properties style:text-position="" style:font-weight-asian="normal"/>
    </style:style>
    <style:style style:name="ce3" style:family="table-cell" style:parent-style-name="Default">
      <style:table-cell-properties fo:border-bottom="0.74pt dotted #000000" fo:background-color="#ccffcc" fo:wrap-option="no-wrap" fo:border-left="0.74pt solid #000000" fo:border-right="0.74pt solid #000000" fo:border-top="0.74pt dotted #000000"/>
      <style:text-properties style:text-position="" style:font-weight-asian="normal"/>
    </style:style>
    <style:style style:name="ce4" style:family="table-cell" style:parent-style-name="Default">
      <style:table-cell-properties fo:border-bottom="0.74pt dotted #000000" fo:background-color="#ffffcc" fo:wrap-option="no-wrap" fo:border-left="0.74pt solid #000000" fo:border-right="0.74pt solid #000000" fo:border-top="0.74pt dotted #000000"/>
      <style:text-properties style:text-position="" style:font-weight-asian="normal"/>
    </style:style>
    <style:style style:name="ce5" style:family="table-cell" style:parent-style-name="Default">
      <style:table-cell-properties fo:border-bottom="0.74pt dotted #000000" fo:background-color="transparent" fo:wrap-option="no-wrap" fo:border-left="0.74pt solid #000000" fo:border-right="0.74pt solid #000000" fo:border-top="0.74pt dotted #000000"/>
      <style:text-properties style:text-position="" style:font-weight-asian="normal"/>
    </style:style>
    <style:style style:name="ce6" style:family="table-cell" style:parent-style-name="Default">
      <style:table-cell-properties fo:border-bottom="none" fo:wrap-option="no-wrap" fo:border-left="0.74pt solid #000000" fo:border-right="0.74pt solid #000000" fo:border-top="none"/>
      <style:text-properties style:text-position="" style:font-weight-asian="normal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" style:family="table-cell" style:parent-style-name="Default">
      <style:table-cell-properties fo:border-bottom="0.74pt dotted #000000" style:text-align-source="fix" style:repeat-content="false" fo:border-left="0.74pt solid #000000" fo:border-right="0.74pt solid #000000" fo:border-top="0.74pt dotte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74pt dotted #000000" fo:background-color="#ccffcc" style:text-align-source="fix" style:repeat-content="false" fo:border-left="0.74pt solid #000000" fo:border-right="0.74pt solid #000000" fo:border-top="0.74pt dotte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pt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9" style:family="table-cell" style:parent-style-name="Default">
      <style:table-cell-properties fo:border-bottom="0.74pt dotted #000000" fo:wrap-option="no-wrap" fo:border-left="0.74pt solid #000000" fo:border-right="0.74pt solid #000000" fo:border-top="0.74pt dotted #000000"/>
      <style:text-properties style:font-weight-asian="normal"/>
    </style:style>
    <style:style style:name="ce20" style:family="table-cell" style:parent-style-name="Default">
      <style:table-cell-properties fo:border-bottom="0.74pt dotted #000000" fo:background-color="#ccffcc" fo:wrap-option="no-wrap" fo:border-left="0.74pt solid #000000" fo:border-right="0.74pt solid #000000" fo:border-top="0.74pt dotted #000000"/>
      <style:text-properties style:font-weight-asian="normal"/>
    </style:style>
    <style:style style:name="ce21" style:family="table-cell" style:parent-style-name="Default">
      <style:table-cell-properties fo:border-bottom="0.74pt dotted #000000" fo:background-color="#ffffcc" fo:wrap-option="no-wrap" fo:border-left="0.74pt solid #000000" fo:border-right="0.74pt solid #000000" fo:border-top="0.74pt dotted #000000"/>
      <style:text-properties style:font-weight-asian="normal"/>
    </style:style>
    <style:style style:name="ce22" style:family="table-cell" style:parent-style-name="Default">
      <style:table-cell-properties fo:border-bottom="0.74pt dotted #000000" fo:background-color="transparent" fo:wrap-option="no-wrap" fo:border-left="0.74pt solid #000000" fo:border-right="0.74pt solid #000000" fo:border-top="0.74pt dotted #000000"/>
      <style:text-properties style:font-weight-asian="normal"/>
    </style:style>
    <style:style style:name="ce23" style:family="table-cell" style:parent-style-name="Default">
      <style:table-cell-properties fo:border-bottom="none" fo:wrap-option="no-wrap" fo:border-left="0.74pt solid #000000" fo:border-right="0.74pt solid #000000" fo:border-top="none"/>
      <style:text-properties style:font-weight-asian="normal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" style:family="table-cell" style:parent-style-name="Default">
      <style:table-cell-properties fo:border-bottom="0.74pt dotted #000000" style:text-align-source="fix" style:repeat-content="false" fo:border-left="0.74pt solid #000000" fo:border-right="0.74pt solid #000000" fo:border-top="0.74pt dotte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74pt dotted #000000" fo:background-color="#ccffcc" style:text-align-source="fix" style:repeat-content="false" fo:border-left="0.74pt solid #000000" fo:border-right="0.74pt solid #000000" fo:border-top="0.74pt dotte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74pt dotted #000000" fo:background-color="#ffffcc" style:text-align-source="fix" style:repeat-content="false" fo:border-left="0.74pt solid #000000" fo:border-right="0.74pt solid #000000" fo:border-top="0.74pt dotte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0" style:family="table-cell" style:parent-style-name="Default">
      <style:table-cell-properties fo:border-bottom="0.74pt dotted #000000" fo:border-left="none" fo:border-right="none" fo:border-top="0.74pt dotted #000000"/>
    </style:style>
    <style:style style:name="ce31" style:family="table-cell" style:parent-style-name="Default">
      <style:table-cell-properties fo:background-color="#ccffcc" style:text-align-source="fix" style:repeat-content="false" fo:wrap-option="wrap" fo:border="0.74pt solid #000000" style:vertical-align="middle"/>
      <style:paragraph-properties fo:text-align="center" fo:margin-left="0pt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2" style:family="table-cell" style:parent-style-name="Default">
      <style:table-cell-properties fo:wrap-option="wrap" fo:border="0.74pt solid #000000"/>
    </style:style>
    <style:style style:name="ce33" style:family="table-cell" style:parent-style-name="Default">
      <style:table-cell-properties fo:wrap-option="wrap" fo:border="0.74pt solid #000000"/>
      <style:text-properties style:font-weight-asian="normal"/>
    </style:style>
    <style:style style:name="ce34" style:family="table-cell" style:parent-style-name="Default">
      <style:table-cell-properties fo:wrap-option="wrap" fo:border="0.74pt solid #000000"/>
      <style:text-properties style:font-name="Liberation Sans" style:font-name-asian="WenQuanYi Zen Hei Sharp" style:font-name-complex="Lohit Devanagari"/>
    </style:style>
    <style:style style:name="ce35" style:family="table-cell" style:parent-style-name="Default">
      <style:table-cell-properties fo:background-color="#ccffcc" style:text-align-source="fix" style:repeat-content="false" fo:border="0.74pt solid #000000" style:vertical-align="middle"/>
      <style:paragraph-properties fo:text-align="center" fo:margin-left="0pt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Manage security" table:style-name="ta1">
        <table:table-column table:style-name="co1" table:default-cell-style-name="ce6"/>
        <table:table-column table:style-name="co2" table:number-columns-repeated="2" table:default-cell-style-name="ce11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TOPIC</text:p>
          </table:table-cell>
          <table:table-cell table:style-name="ce7" office:value-type="string" calcext:value-type="string">
            <text:p>THEORY</text:p>
          </table:table-cell>
          <table:table-cell table:style-name="ce7" office:value-type="string" calcext:value-type="string">
            <text:p>PRACTICE</text:p>
          </table:table-cell>
          <table:table-cell table:style-name="ce12" table:number-columns-repeated="1021"/>
        </table:table-row>
        <table:table-row table:style-name="ro1">
          <table:table-cell table:style-name="ce2" office:value-type="string" calcext:value-type="string">
            <text:p>Understand and use essential tools</text:p>
          </table:table-cell>
          <table:table-cell table:style-name="ce8" table:number-columns-repeated="2"/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Access a shell prompt and issue commands with correct syntax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Use input-output redirection (&gt;, &gt;&gt;, |, 2&gt;, etc.)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Use grep and regular expressions to analyze text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Access remote systems using ssh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Log in and switch users in multiuser targets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Archive, compress, unpack, and uncompress files using tar, star, gzip, and bzip2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Create and edit text files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Create, delete, copy, and move files and directories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Create hard and soft links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List, set, and change standard ugo/rwx permissions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Locate, read, and use system documentation including man, info, and files in /usr/share/doc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2" office:value-type="string" calcext:value-type="string">
            <text:p>Operate running systems</text:p>
          </table:table-cell>
          <table:table-cell table:style-name="ce8" table:number-columns-repeated="2"/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Boot, reboot, and shut down a system normally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2" office:value-type="string" calcext:value-type="string">
            <text:p><text:s text:c="8"/>Boot systems into different targets manually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2" office:value-type="string" calcext:value-type="string">
            <text:p><text:s text:c="8"/>Interrupt the boot process in order to gain access to a system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2" office:value-type="string" calcext:value-type="string">
            <text:p><text:s text:c="8"/>Identify CPU/memory intensive processes, adjust process priority with renice, and kill processes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2" office:value-type="string" calcext:value-type="string">
            <text:p><text:s text:c="8"/>Locate and interpret system log files and journals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2" office:value-type="string" calcext:value-type="string">
            <text:p><text:s text:c="8"/>Access a virtual machine's console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2" office:value-type="string" calcext:value-type="string">
            <text:p><text:s text:c="8"/>Start and stop virtual machines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2" office:value-type="string" calcext:value-type="string">
            <text:p><text:s text:c="8"/>Start, stop, and check the status of network services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2" office:value-type="string" calcext:value-type="string">
            <text:p><text:s text:c="8"/>Securely transfer files between systems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2" office:value-type="string" calcext:value-type="string">
            <text:p>Configure local storage</text:p>
          </table:table-cell>
          <table:table-cell table:style-name="ce8" table:number-columns-repeated="2"/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List, create, delete partitions on MBR and GPT disks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Create and remove physical volumes, assign physical volumes to volume groups, and create and delete logical volumes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Configure systems to mount file systems at boot by Universally Unique ID (UUID) or label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Add new partitions and logical volumes, and swap to a system non-destructively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2" office:value-type="string" calcext:value-type="string">
            <text:p>Create and configure file systems</text:p>
          </table:table-cell>
          <table:table-cell table:style-name="ce8" table:number-columns-repeated="2"/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Create, mount, unmount, and use vfat, ext4, and xfs file systems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4" office:value-type="string" calcext:value-type="string">
            <office:annotation draw:style-name="gr1" draw:text-style-name="P2" svg:width="82.18pt" svg:height="28.09pt" svg:x="474.83pt" svg:y="626.4pt" draw:caption-point-x="-17.29pt" draw:caption-point-y="21.88pt">
              <dc:date>2016-10-17T00:00:00</dc:date>
              <text:p text:style-name="P1">Book RH134, chapter 11</text:p>
            </office:annotation>
            <text:p><text:s text:c="8"/>Mount and unmount CIFS and NFS network file systems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Extend existing logical volumes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Create and configure set-GID directories for collaboration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Create and manage Access Control Lists (ACLs)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Diagnose and correct file permission problems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2" office:value-type="string" calcext:value-type="string">
            <text:p>Deploy, configure, and maintain systems</text:p>
          </table:table-cell>
          <table:table-cell table:style-name="ce8" table:number-columns-repeated="2"/>
          <table:table-cell table:style-name="ce13" table:number-columns-repeated="1021"/>
        </table:table-row>
        <table:table-row table:style-name="ro1">
          <table:table-cell table:style-name="ce4" office:value-type="string" calcext:value-type="string">
            <text:p><text:s text:c="8"/>Configure networking and hostname resolution statically or dynamically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Schedule tasks using at and cron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Start and stop services and configure services to start automatically at boot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5" office:value-type="string" calcext:value-type="string">
            <text:p><text:s text:c="8"/>Configure systems to boot into a specific target automatically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5" office:value-type="string" calcext:value-type="string">
            <text:p><text:s text:c="8"/>Install Red Hat Enterprise Linux automatically using Kickstar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5" office:value-type="string" calcext:value-type="string">
            <text:p><text:s text:c="8"/>Configure a physical machine to host virtual guests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5" office:value-type="string" calcext:value-type="string">
            <text:p><text:s text:c="8"/>Install Red Hat Enterprise Linux systems as virtual guests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5" office:value-type="string" calcext:value-type="string">
            <text:p><text:s text:c="8"/>Configure systems to launch virtual machines at boo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5" office:value-type="string" calcext:value-type="string">
            <text:p><text:s text:c="8"/>Configure network services to start automatically at boo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5" office:value-type="string" calcext:value-type="string">
            <text:p><text:s text:c="8"/>Configure a system to use time services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Install and update software packages from Red Hat Network, a remote repository, or from the local file system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5" office:value-type="string" calcext:value-type="string">
            <text:p><text:s text:c="8"/>Update the kernel package appropriately to ensure a bootable system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4" office:value-type="string" calcext:value-type="string">
            <text:p><text:s text:c="8"/>Modify the system bootloader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2" office:value-type="string" calcext:value-type="string">
            <text:p>Manage users and groups</text:p>
          </table:table-cell>
          <table:table-cell table:style-name="ce8" table:number-columns-repeated="2"/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Create, delete, and modify local user accounts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Change passwords and adjust password aging for local user accounts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Create, delete, and modify local groups and group memberships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2" office:value-type="string" calcext:value-type="string">
            <text:p><text:s text:c="8"/>Configure a system to use an existing authentication service for user and group information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4" office:value-type="string" calcext:value-type="string">
            <text:p><text:s text:c="8"/>Configure firewall settings using firewall-config, firewall-cmd, or iptables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4" office:value-type="string" calcext:value-type="string">
            <text:p><text:s text:c="8"/>Configure key-based authentication for SSH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4" office:value-type="string" calcext:value-type="string">
            <text:p><text:s text:c="8"/>Set enforcing and permissive modes for SELinux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4" office:value-type="string" calcext:value-type="string">
            <text:p><text:s text:c="8"/>List and identify SELinux file and process context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4" office:value-type="string" calcext:value-type="string">
            <text:p><text:s text:c="8"/>Restore default file contexts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4" office:value-type="string" calcext:value-type="string">
            <text:p><text:s text:c="8"/>Use boolean settings to modify system SELinux settings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4" office:value-type="string" calcext:value-type="string">
            <text:p><text:s text:c="8"/>Diagnose and address routine SELinux policy violations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 table:number-rows-repeated="1048499">
          <table:table-cell table:number-columns-repeated="1024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>
        <table:table-column table:style-name="co4" table:default-cell-style-name="ce32"/>
        <table:table-column table:style-name="co3" table:default-cell-style-name="ce36"/>
        <table:table-column table:style-name="co3" table:number-columns-repeated="1022" table:default-cell-style-name="Default"/>
        <table:table-row table:style-name="ro3">
          <table:table-cell table:style-name="ce31" office:value-type="string" calcext:value-type="string">
            <text:p>Objective</text:p>
          </table:table-cell>
          <table:table-cell table:style-name="ce35" office:value-type="string" calcext:value-type="string">
            <text:p>Status</text:p>
          </table:table-cell>
          <table:table-cell table:style-name="ce37" table:number-columns-repeated="1022"/>
        </table:table-row>
        <table:table-row table:style-name="ro4">
          <table:table-cell office:value-type="string" calcext:value-type="string">
            <text:p>Boot loader grub2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GRUB2 environment variable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hatt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Manage firewall with firewall-cm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ELinux</text:p>
          </table:table-cell>
          <table:table-cell office:value-type="string" calcext:value-type="string">
            <text:p>In progress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Working with systemd</text:p>
            <text:p>A) systemctl kill</text:p>
          </table:table-cell>
          <table:table-cell office:value-type="string" calcext:value-type="string">
            <text:p>In progres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dding users, groups, and home dirs</text:p>
          </table:table-cell>
          <table:table-cell office:value-type="string" calcext:value-type="string">
            <text:p>In progres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NTP client and serve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nmcli con modif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GRUB2 configuration</text:p>
            <text:p>   A) GRUB2 environment variables</text:p>
            <text:p>   B) set entry as the default one</text:p>
          </table:table-cell>
          <table:table-cell office:value-type="string" calcext:value-type="string">
            <text:p>In progres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yum whatprovide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journalctl</text:p>
          </table:table-cell>
          <table:table-cell table:number-columns-repeated="1023"/>
        </table:table-row>
        <table:table-row table:style-name="ro6">
          <table:table-cell table:style-name="ce33" office:value-type="string" calcext:value-type="string">
            <text:p>Which of these commands extends a logical volume and its associated file system?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Which command displays the list of services currently in status failed?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Which command to permanently add the httpd service to the default zone?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gpassw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Help system</text:p>
            <text:p>mandb - create or update the manual page index caches</text:p>
          </table:table-cell>
          <table:table-cell table:number-columns-repeated="1023"/>
        </table:table-row>
        <table:table-row table:style-name="ro5">
          <table:table-cell table:style-name="ce34" office:value-type="string" calcext:value-type="string">
            <text:p>Mount and unmount CIFS and NFS network file systems</text:p>
          </table:table-cell>
          <table:table-cell office:value-type="string" calcext:value-type="string">
            <text:p>In progres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indirect map called /etc/auto.guest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Which nmcli commands to ignore the DNS configuration coming with DHCP for a connection called net-eth0?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xfs_admi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How to mount NFS dir with Automounter?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Which directory is used to store the firewall configuration of the main services?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Which directory is used to store the configuration of the main services?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Add the user to the supplementary group(s).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4">
          <table:table-cell table:style-name="Default"/>
          <table:table-cell table:number-columns-repeated="1023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Manage security'.A1:'Manage security'.C6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fo:margin-top="50.4pt" fo:margin-bottom="50.4pt" fo:margin-left="50.4pt" fo:margin-right="50.4pt" style:shadow="non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 style:data-style-name="N2" text:time-value="14:23:56.7569822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georgie </meta:initial-creator>
    <meta:creation-date>2016-10-16T12:21:25.890604186</meta:creation-date>
    <dc:date>2016-10-17T14:25:33.003216198</dc:date>
    <dc:creator>pgeorgie </dc:creator>
    <meta:editing-duration>PT1H57M8S</meta:editing-duration>
    <meta:editing-cycles>80</meta:editing-cycles>
    <meta:generator>LibreOffice/5.0.6.2$Linux_X86_64 LibreOffice_project/00$Build-2</meta:generator>
    <meta:document-statistic meta:table-count="2" meta:cell-count="204" meta:object-count="0"/>
  </office:meta>
</office:document-meta>
</file>